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 style:may-break-between-rows="false" style:writing-mode="page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4.71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78cm"/>
    </style:style>
    <style:style style:name="Table1.E" style:family="table-column">
      <style:table-column-properties style:column-width="3.1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writing-mode="page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1.00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8d4b6" officeooo:paragraph-rsid="0018d4b6"/>
    </style:style>
    <style:style style:name="P2" style:family="paragraph" style:parent-style-name="Title">
      <style:text-properties officeooo:rsid="00181e3b" officeooo:paragraph-rsid="00181e3b"/>
    </style:style>
    <style:style style:name="P3" style:family="paragraph" style:parent-style-name="Title">
      <style:text-properties officeooo:rsid="00181e3b" officeooo:paragraph-rsid="00883859"/>
    </style:style>
    <style:style style:name="P4" style:family="paragraph" style:parent-style-name="Text_20_body">
      <style:text-properties officeooo:rsid="00181e3b" officeooo:paragraph-rsid="00181e3b"/>
    </style:style>
    <style:style style:name="P5" style:family="paragraph" style:parent-style-name="Text_20_body">
      <style:paragraph-properties fo:text-align="center" style:justify-single-word="false"/>
      <style:text-properties officeooo:rsid="00181e3b" officeooo:paragraph-rsid="00181e3b"/>
    </style:style>
    <style:style style:name="P6" style:family="paragraph" style:parent-style-name="Text_20_body">
      <style:text-properties officeooo:rsid="0018d4b6" officeooo:paragraph-rsid="0020a4d9"/>
    </style:style>
    <style:style style:name="P7" style:family="paragraph" style:parent-style-name="Text_20_body">
      <style:text-properties officeooo:rsid="0020a4d9" officeooo:paragraph-rsid="0020a4d9"/>
    </style:style>
    <style:style style:name="P8" style:family="paragraph" style:parent-style-name="Text_20_body">
      <style:text-properties officeooo:rsid="00267e4d" officeooo:paragraph-rsid="00267e4d"/>
    </style:style>
    <style:style style:name="P9" style:family="paragraph" style:parent-style-name="Text_20_body">
      <style:text-properties officeooo:rsid="008910ba" officeooo:paragraph-rsid="008b15b6"/>
    </style:style>
    <style:style style:name="P10" style:family="paragraph" style:parent-style-name="Text_20_body">
      <style:text-properties officeooo:rsid="008949ac" officeooo:paragraph-rsid="008b15b6"/>
    </style:style>
    <style:style style:name="P11" style:family="paragraph" style:parent-style-name="Text_20_body">
      <style:text-properties officeooo:rsid="0093ae63" officeooo:paragraph-rsid="0093ae63"/>
    </style:style>
    <style:style style:name="P12" style:family="paragraph" style:parent-style-name="Table_20_Contents">
      <style:text-properties style:font-name="Arial1" fo:font-size="10.5pt" officeooo:rsid="008f88c5" officeooo:paragraph-rsid="008f88c5" style:font-size-asian="10.5pt" style:font-size-complex="10.5pt"/>
    </style:style>
    <style:style style:name="P13" style:family="paragraph" style:parent-style-name="Table_20_Contents">
      <style:text-properties style:font-name="Arial1" fo:font-size="10.5pt" officeooo:rsid="009104a4" officeooo:paragraph-rsid="009104a4" style:font-size-asian="10.5pt" style:font-size-complex="10.5pt"/>
    </style:style>
    <style:style style:name="P14" style:family="paragraph" style:parent-style-name="Table_20_Contents">
      <style:text-properties style:font-name="Arial1" fo:font-size="10.5pt" officeooo:rsid="009338ca" officeooo:paragraph-rsid="009338ca" style:font-size-asian="10.5pt" style:font-size-complex="10.5pt"/>
    </style:style>
    <style:style style:name="P15" style:family="paragraph" style:parent-style-name="Table_20_Contents">
      <style:text-properties style:font-name="Arial" fo:font-size="10.5pt" style:font-size-asian="10.5pt" style:font-size-complex="10.5pt"/>
    </style:style>
    <style:style style:name="P16" style:family="paragraph" style:parent-style-name="Table_20_Contents">
      <style:text-properties style:font-name="Arial" fo:font-size="10.5pt" officeooo:paragraph-rsid="00944318" style:font-size-asian="10.5pt" style:font-size-complex="10.5pt"/>
    </style:style>
    <style:style style:name="P17" style:family="paragraph" style:parent-style-name="Table_20_Heading">
      <style:text-properties style:font-name="Arial1" fo:font-size="10.5pt" officeooo:rsid="008d91bc" officeooo:paragraph-rsid="008d91bc" style:font-size-asian="10.5pt" style:font-size-complex="10.5pt"/>
    </style:style>
    <style:style style:name="P18" style:family="paragraph" style:parent-style-name="Table_20_Heading">
      <style:text-properties style:font-name="Arial1" fo:font-size="10.5pt" officeooo:rsid="00944318" officeooo:paragraph-rsid="00944318" style:font-size-asian="10.5pt" style:font-size-complex="10.5pt"/>
    </style:style>
    <style:style style:name="P19" style:family="paragraph" style:parent-style-name="Text_20_body">
      <style:text-properties officeooo:rsid="008bb772" officeooo:paragraph-rsid="008bb772"/>
    </style:style>
    <style:style style:name="P20" style:family="paragraph" style:parent-style-name="Text_20_body">
      <style:text-properties officeooo:rsid="008949ac" officeooo:paragraph-rsid="008b15b6"/>
    </style:style>
    <style:style style:name="P21" style:family="paragraph" style:parent-style-name="Text_20_body">
      <style:text-properties officeooo:rsid="00996944" officeooo:paragraph-rsid="00996944"/>
    </style:style>
    <style:style style:name="P22" style:family="paragraph" style:parent-style-name="Text_20_body">
      <style:text-properties officeooo:rsid="00a0c552" officeooo:paragraph-rsid="00a0c552"/>
    </style:style>
    <style:style style:name="P23" style:family="paragraph" style:parent-style-name="Text_20_body">
      <style:text-properties officeooo:rsid="00267e4d" officeooo:paragraph-rsid="00267e4d"/>
    </style:style>
    <style:style style:name="P24" style:family="paragraph" style:parent-style-name="Text_20_body">
      <style:text-properties officeooo:paragraph-rsid="00a38346"/>
    </style:style>
    <style:style style:name="P25" style:family="paragraph" style:parent-style-name="Heading_20_2">
      <style:text-properties officeooo:rsid="008910ba" officeooo:paragraph-rsid="008910ba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 style:list-style-name="">
      <style:text-properties officeooo:rsid="0018d4b6" officeooo:paragraph-rsid="0018d4b6"/>
    </style:style>
    <style:style style:name="P28" style:family="paragraph" style:parent-style-name="Heading_20_1">
      <style:text-properties officeooo:rsid="0020a4d9" officeooo:paragraph-rsid="0020a4d9"/>
    </style:style>
    <style:style style:name="P29" style:family="paragraph" style:parent-style-name="Heading_20_1">
      <style:text-properties officeooo:rsid="00267e4d" officeooo:paragraph-rsid="00267e4d"/>
    </style:style>
    <style:style style:name="P30" style:family="paragraph" style:parent-style-name="Heading_20_1">
      <style:paragraph-properties fo:break-before="page"/>
      <style:text-properties officeooo:rsid="0018d4b6" officeooo:paragraph-rsid="0018d4b6"/>
    </style:style>
    <style:style style:name="P31" style:family="paragraph" style:parent-style-name="Heading_20_1">
      <style:paragraph-properties fo:break-before="page"/>
      <style:text-properties officeooo:rsid="008b15b6" officeooo:paragraph-rsid="008b15b6"/>
    </style:style>
    <style:style style:name="P32" style:family="paragraph" style:parent-style-name="Table_20_Contents">
      <style:text-properties style:font-name="Arial" fo:font-size="10.5pt" style:font-size-asian="10.5pt" style:font-size-complex="10.5pt"/>
    </style:style>
    <style:style style:name="P33" style:family="paragraph" style:parent-style-name="Table_20_Contents">
      <style:text-properties style:font-name="Arial" fo:font-size="10.5pt" officeooo:paragraph-rsid="00944318" style:font-size-asian="10.5pt" style:font-size-complex="10.5pt"/>
    </style:style>
    <style:style style:name="P34" style:family="paragraph" style:parent-style-name="Table_20_Contents">
      <style:text-properties style:font-name="Arial" fo:font-size="10.5pt" officeooo:rsid="00996944" officeooo:paragraph-rsid="00996944" style:font-size-asian="10.5pt" style:font-size-complex="10.5pt"/>
    </style:style>
    <style:style style:name="P35" style:family="paragraph" style:parent-style-name="Table_20_Contents">
      <style:text-properties style:font-name="Arial" fo:font-size="10.5pt" officeooo:rsid="009b5654" officeooo:paragraph-rsid="009b5654" style:font-size-asian="10.5pt" style:font-size-complex="10.5pt"/>
    </style:style>
    <style:style style:name="P36" style:family="paragraph" style:parent-style-name="Table_20_Contents">
      <style:text-properties style:font-name="Arial" fo:font-size="10.5pt" officeooo:rsid="009ce0f3" officeooo:paragraph-rsid="009ce0f3" style:font-size-asian="10.5pt" style:font-size-complex="10.5pt"/>
    </style:style>
    <style:style style:name="P37" style:family="paragraph" style:parent-style-name="Table_20_Contents">
      <style:text-properties style:font-name="Arial" fo:font-size="10.5pt" officeooo:rsid="009ede4d" officeooo:paragraph-rsid="009ede4d" style:font-size-asian="10.5pt" style:font-size-complex="10.5pt"/>
    </style:style>
    <style:style style:name="P38" style:family="paragraph" style:parent-style-name="Table_20_Heading">
      <style:text-properties style:font-name="Arial1" fo:font-size="10.5pt" officeooo:rsid="00996944" officeooo:paragraph-rsid="00996944" style:font-size-asian="10.5pt" style:font-size-complex="10.5pt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T1" style:family="text">
      <style:text-properties officeooo:rsid="008910ba"/>
    </style:style>
    <style:style style:name="T2" style:family="text">
      <style:text-properties officeooo:rsid="0020a4d9"/>
    </style:style>
    <style:style style:name="T3" style:family="text">
      <style:text-properties officeooo:rsid="00267e4d"/>
    </style:style>
    <style:style style:name="T4" style:family="text">
      <style:text-properties officeooo:rsid="00558680"/>
    </style:style>
    <style:style style:name="T5" style:family="text">
      <style:text-properties officeooo:rsid="00883859"/>
    </style:style>
    <style:style style:name="T6" style:family="text">
      <style:text-properties officeooo:rsid="008949ac"/>
    </style:style>
    <style:style style:name="T7" style:family="text">
      <style:text-properties officeooo:rsid="008b15b6"/>
    </style:style>
    <style:style style:name="T8" style:family="text">
      <style:text-properties officeooo:rsid="008d91bc"/>
    </style:style>
    <style:style style:name="T9" style:family="text">
      <style:text-properties officeooo:rsid="0091501e"/>
    </style:style>
    <style:style style:name="T10" style:family="text">
      <style:text-properties officeooo:rsid="009338ca"/>
    </style:style>
    <style:style style:name="T11" style:family="text">
      <style:text-properties officeooo:rsid="00944318"/>
    </style:style>
    <style:style style:name="T12" style:family="text">
      <style:text-properties officeooo:rsid="009959d7"/>
    </style:style>
    <style:style style:name="T13" style:family="text">
      <style:text-properties officeooo:rsid="00996944"/>
    </style:style>
    <style:style style:name="T14" style:family="text">
      <style:text-properties officeooo:rsid="008bb772"/>
    </style:style>
    <style:style style:name="T15" style:family="text">
      <style:text-properties officeooo:rsid="009b5654"/>
    </style:style>
    <style:style style:name="T16" style:family="text">
      <style:text-properties officeooo:rsid="009ce0f3"/>
    </style:style>
    <style:style style:name="T17" style:family="text">
      <style:text-properties officeooo:rsid="009ede4d"/>
    </style:style>
    <style:style style:name="T18" style:family="text">
      <style:text-properties officeooo:rsid="00a2e48d"/>
    </style:style>
    <style:style style:name="T19" style:family="text">
      <style:text-properties officeooo:rsid="00a38346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38346" style:font-style-asian="normal" style:font-style-complex="normal"/>
    </style:style>
    <style:style style:name="T22" style:family="text">
      <style:text-properties officeooo:rsid="00a3dff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<text:span text:style-name="T5">CLEES System</text:span><text:line-break/></text:p>
      <text:p text:style-name="P3"><text:span text:style-name="T5">Manual</text:span><text:line-break/></text:p>
      <text:p text:style-name="P4"/>
      <text:p text:style-name="P4"/>
      <text:p text:style-name="P5">Edition: 201<text:span text:style-name="T4">8</text:span>-<text:span text:style-name="T18">10-14</text:span></text:p>
      <text:p text:style-name="P5">by</text:p>
      <text:p text:style-name="P5">Tompa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Table of Contents</text:p>
          </text:index-title>
          <text:p text:style-name="P26"><text:a xlink:type="simple" xlink:href="#__RefHeading___Toc461_1326173614" text:style-name="Index_20_Link" text:visited-style-name="Index_20_Link">Introduktion<text:tab/>3</text:a></text:p>
          <text:p text:style-name="P26"><text:a xlink:type="simple" xlink:href="#__RefHeading___Toc463_1326173614" text:style-name="Index_20_Link" text:visited-style-name="Index_20_Link">Om CLEES<text:tab/>3</text:a></text:p>
          <text:p text:style-name="P26"><text:a xlink:type="simple" xlink:href="#__RefHeading___Toc465_1326173614" text:style-name="Index_20_Link" text:visited-style-name="Index_20_Link">Akronymer<text:tab/>3</text:a></text:p>
          <text:p text:style-name="P26"><text:a xlink:type="simple" xlink:href="#__RefHeading___Toc304_1530276756" text:style-name="Index_20_Link" text:visited-style-name="Index_20_Link">CLEES Kommunikation<text:tab/>4</text:a></text:p>
          <text:p text:style-name="P39"><text:a xlink:type="simple" xlink:href="#__RefHeading___Toc306_1530276756" text:style-name="Index_20_Link" text:visited-style-name="Index_20_Link">CLEES använder MQTT<text:tab/>4</text:a></text:p>
          <text:p text:style-name="P39"><text:a xlink:type="simple" xlink:href="#__RefHeading___Toc308_1530276756" text:style-name="Index_20_Link" text:visited-style-name="Index_20_Link">CLEES MQTT Meddelandestruktur<text:tab/>4</text:a></text:p>
        </text:index-body>
      </text:table-of-content>
      <text:h text:style-name="P27" text:outline-level="1"/>
      <text:h text:style-name="P30" text:outline-level="1"><text:bookmark-start text:name="__RefHeading___Toc461_1326173614"/>Introduktion<text:bookmark-end text:name="__RefHeading___Toc461_1326173614"/></text:h>
      <text:p text:style-name="P7">Denna <text:span text:style-name="T19">manual beskriver i detalj hur CLEES System fungerar</text:span>.</text:p>
      <text:h text:style-name="P28" text:outline-level="1"><text:bookmark-start text:name="__RefHeading___Toc463_1326173614"/>Om CLEES<text:bookmark-end text:name="__RefHeading___Toc463_1326173614"/></text:h>
      <text:p text:style-name="P6"><text:span text:style-name="T2">CLEES är en akronym för "</text:span>Controll your Layout using Ethernet and Easy Scripts" <text:span text:style-name="T2">och är ett öppet system för att styra växlar och signaler på din modelljärnväg.</text:span></text:p>
      <text:h text:style-name="P29" text:outline-level="1"><text:bookmark-start text:name="__RefHeading___Toc465_1326173614"/>Akronymer<text:bookmark-end text:name="__RefHeading___Toc465_1326173614"/></text:h>
      <text:p text:style-name="P8">Opi0<text:tab/><text:tab/>Orange Pi Zero</text:p>
      <text:p text:style-name="P24"><text:span text:style-name="T19">MQTT<text:tab/><text:tab/></text:span><text:span text:style-name="Emphasis"><text:span text:style-name="T20">Message Queuing Telemetry Transpor</text:span></text:span><text:span text:style-name="Emphasis"><text:span text:style-name="T21">t och är ett internetprotokoll</text:span></text:span></text:p>
      <text:p text:style-name="P8"/>
      <text:p text:style-name="Text_20_body"/>
      <text:h text:style-name="P31" text:outline-level="1"><text:bookmark-start text:name="__RefHeading___Toc304_1530276756"/>CLEES Kommunikation<text:bookmark-end text:name="__RefHeading___Toc304_1530276756"/></text:h>
      <text:h text:style-name="Heading_20_2" text:outline-level="2"><text:bookmark-start text:name="__RefHeading___Toc306_1530276756"/><text:span text:style-name="T7">CLEES använder </text:span>MQTT<text:bookmark-end text:name="__RefHeading___Toc306_1530276756"/></text:h>
      <text:p text:style-name="P9">MQTT protokollet används för <text:span text:style-name="T12">att </text:span>kommunicera. All kommunikation ske<text:span text:style-name="T6">r</text:span> <text:span text:style-name="T6">till och från</text:span> MQTT servern, även kallad "B<text:span text:style-name="T6">ro</text:span>ker". Ingen kommunikation går mellan enheterna.</text:p>
      <text:p text:style-name="P9">En trafikplats består av en eller flera enheter. En station med växlar bara i <text:span text:style-name="T6">stations</text:span>ändarna har typiskt två enheten <text:span text:style-name="T6">och ett modulkomplex med många sektioner har typiskt en enhet per sektion</text:span>. </text:p>
      <text:h text:style-name="P25" text:outline-level="2"><text:bookmark-start text:name="__RefHeading___Toc308_1530276756"/><text:span text:style-name="T7">CLEES </text:span>MQTT Meddelandestruktur<text:bookmark-end text:name="__RefHeading___Toc308_1530276756"/></text:h>
      <text:p text:style-name="P10">Grundregler.</text:p>
      <text:p text:style-name="P10"><text:s text:c="2"/>Ett CLEES meddelande innehåller bara <text:span text:style-name="T7">gemena bokstäver.</text:span></text:p>
      <text:p text:style-name="P10"><text:s text:c="2"/><text:span text:style-name="T7">Ett CLEES meddelande inleds alltid med "clees/". Det är meddelandets topnivå.</text:span></text:p>
      <text:p text:style-name="P10"/>
      <text:p text:style-name="P10">Ett CLEES MQTT meddelande är uppbyggt på följande sätt</text:p>
      <text:p text:style-name="P10"><text:s text:c="2"/><text:span text:style-name="T7">clees/&lt;stationsförkortning&gt;/&lt;meddelandetyp&gt;/&lt;banobjekttyp&gt;/&lt;banobjektid&gt;</text:span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>clees/</text:p>
          </table:table-cell>
          <table:table-cell table:style-name="Table1.A1" office:value-type="string">
            <text:p text:style-name="P17">&lt;stationsförkortning&gt;/</text:p>
          </table:table-cell>
          <table:table-cell table:style-name="Table1.A1" office:value-type="string">
            <text:p text:style-name="P17">&lt;meddelandetyp&gt;/</text:p>
          </table:table-cell>
          <table:table-cell table:style-name="Table1.A1" office:value-type="string">
            <text:p text:style-name="P17">&lt;banobjekttyp&gt;/</text:p>
          </table:table-cell>
          <table:table-cell table:style-name="Table1.E1" office:value-type="string">
            <text:p text:style-name="P17">&lt;banobjektid&gt;</text:p>
          </table:table-cell>
        </table:table-row>
        <table:table-row>
          <table:table-cell table:style-name="Table1.A2" office:value-type="string">
            <text:p text:style-name="P12">clees/</text:p>
            <text:p text:style-name="P12"/>
          </table:table-cell>
          <table:table-cell table:style-name="Table1.A2" office:value-type="string">
            <text:p text:style-name="P12">Indentifiera trafikplatsen.</text:p>
            <text:p text:style-name="P12">Använd den förkortning som trafikplatsen har, oftast treställig.</text:p>
            <text:p text:style-name="P12"/>
          </table:table-cell>
          <table:table-cell table:style-name="Table1.A2" office:value-type="string">
            <text:p text:style-name="P12">Talar om vilken typ av meddelande det är.</text:p>
            <text:p text:style-name="P12"/>
            <text:p text:style-name="P12">Följande typer finns definierade:</text:p>
            <text:p text:style-name="P12"><text:s text:c="2"/>cmd/ = kommado</text:p>
            <text:p text:style-name="P12"><text:s text:c="2"/>rep/ = rapportering</text:p>
            <text:p text:style-name="P12"/>
            <text:p text:style-name="P12">Kommande typer på förslag:</text:p>
            <text:p text:style-name="P12"><text:s text:c="2"/>stat/ = status</text:p>
            <text:p text:style-name="P12"/>
          </table:table-cell>
          <table:table-cell table:style-name="Table1.A2" office:value-type="string">
            <text:p text:style-name="P13">Talar om vilken typ av banobjekt som meddelandet gäller för:</text:p>
            <text:p text:style-name="P13"/>
            <text:p text:style-name="P13">Följande objekt finns definierade:</text:p>
            <text:p text:style-name="P13"><text:s text:c="2"/>t/ = <text:span text:style-name="T10">v</text:span>äxel (turout)</text:p>
            <text:p text:style-name="P13"><text:s text:c="2"/>s/ = <text:span text:style-name="T10">s</text:span>ignal</text:p>
            <text:p text:style-name="P13"><text:s text:c="2"/>o/ = <text:span text:style-name="T10">u</text:span>tgång (output)</text:p>
            <text:p text:style-name="P13"><text:s text:c="2"/>b/ = knapp (button)</text:p>
            <text:p text:style-name="P13"/>
            <text:p text:style-name="P13">Kommande typer på förslag:</text:p>
            <text:p text:style-name="P13"><text:s text:c="2"/><text:span text:style-name="T9">d/</text:span> = spårledning <text:span text:style-name="T9">(occuptant detection)</text:span></text:p>
          </table:table-cell>
          <table:table-cell table:style-name="Table1.E2" office:value-type="string">
            <text:p text:style-name="P14">Stationsunikt id. Kan vara nummer eller alpanumeriskt. Vanligtvis ett tresiffrigt tal</text:p>
          </table:table-cell>
        </table:table-row>
      </table:table>
      <text:p text:style-name="P10"/>
      <text:p text:style-name="P21">Exempel på hur ett CLEES MQTT meddelande kan se ut<text:span text:style-name="T14">:</text:span></text:p>
      <text:p text:style-name="P21"><text:span text:style-name="T14"><text:s text:c="2"/>clees/hfs/cmd/t/203</text:span></text:p>
      <text:p text:style-name="P21">Exemplelmeddelandet pekar ut växel 203 på trafikplats hfs och är ett kommando</text:p>
      <text:p text:style-name="P11">Varje meddelande bär på en datadel. <text:span text:style-name="T11">Datadelen innehåller ett värde som beskriver banobjektet. Olika banobjekt har olika typer av värden. </text:span>Följande värde<text:span text:style-name="T11">n</text:span> <text:span text:style-name="T11">för respektive banobjekttyp gäller:</text:span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8">&lt;meddelandetyp&gt;/&lt;banobjekt&gt;/</text:p>
            </table:table-cell>
            <table:table-cell table:style-name="Table2.B1" office:value-type="string">
              <text:p text:style-name="P38">Datadel av meddelandet</text:p>
            </table:table-cell>
          </table:table-row>
        </table:table-header-rows>
        <table:table-row>
          <table:table-cell table:style-name="Table2.A2" office:value-type="string">
            <text:p text:style-name="P15"><text:s text:c="2"/><text:span text:style-name="T11">cmd/t/</text:span></text:p>
          </table:table-cell>
          <table:table-cell table:style-name="Table2.B2" office:value-type="string">
            <text:p text:style-name="P15">Ett kommando till en växel <text:span text:style-name="T13">vill </text:span>att växeln skall göra något.</text:p>
            <text:p text:style-name="P16">Följande kommando finns definierade:</text:p>
            <text:p text:style-name="P16"><text:s text:c="3"/><text:span text:style-name="T13">throw <text:s/>= lägg växeln avvikande</text:span></text:p>
            <text:p text:style-name="P16"><text:s text:c="3"/><text:span text:style-name="T13">close <text:s/>= lägg växeln i rakläge</text:span></text:p>
            <text:p text:style-name="P16"/>
            <text:p text:style-name="P34">Kommande definitioner på förslag:</text:p>
            <text:p text:style-name="P34"><text:s text:c="3"/>route=123 <text:s/>= ange att växeln tillhör en viss tågväg</text:p>
            <text:p text:style-name="P34"><text:s text:c="3"/>route=0 <text:s/>= ange att växeln inte längre tillhör tågväg</text:p>
            <text:p text:style-name="P34"><text:s text:c="3"/>report <text:s/>= återrapportera</text:p>
            <text:p text:style-name="P34"><text:s text:c="3"/><text:span text:style-name="T15">lock <text:s/>= lås växeln</text:span></text:p>
            <text:p text:style-name="P34"/>
          </table:table-cell>
        </table:table-row>
        <table:table-row>
          <table:table-cell table:style-name="Table2.A2" office:value-type="string">
            <text:p text:style-name="P15"><text:s text:c="2"/><text:span text:style-name="T15">cmd/o/</text:span></text:p>
          </table:table-cell>
          <table:table-cell table:style-name="Table2.B2" office:value-type="string">
            <text:p text:style-name="P35">Ett kommando till en digital utgång vill att utgången skall göra något. Följande kommandon finns definierade:</text:p>
            <text:p text:style-name="P35"><text:s text:c="3"/>activate <text:s/>= utgången aktiveras (hög el låg beronde på om den är inverterad eller ej)</text:p>
            <text:p text:style-name="P35"><text:s text:c="3"/>deactivate <text:s/>= utgången avaktiveras (hög el låg beronde på om den är inverterad eller ej)</text:p>
            <text:p text:style-name="P35"/>
            <text:p text:style-name="P36">Kommande defitioner på förslag:</text:p>
            <text:p text:style-name="P36"><text:s text:c="2"/>blink <text:s/>= utgången pulsar med en frekvens som angetts för respektive utgång</text:p>
          </table:table-cell>
        </table:table-row>
        <table:table-row>
          <table:table-cell table:style-name="Table2.A2" office:value-type="string">
            <text:p text:style-name="P15"><text:s text:c="2"/><text:span text:style-name="T16">cmd/s/</text:span></text:p>
          </table:table-cell>
          <table:table-cell table:style-name="Table2.B2" office:value-type="string">
            <text:p text:style-name="P36">Inget definierat</text:p>
            <text:p text:style-name="P36"/>
          </table:table-cell>
        </table:table-row>
        <table:table-row>
          <table:table-cell table:style-name="Table2.A2" office:value-type="string">
            <text:p text:style-name="P15"><text:s text:c="2"/><text:span text:style-name="T16">rep/t/</text:span></text:p>
          </table:table-cell>
          <table:table-cell table:style-name="Table2.B2" office:value-type="string">
            <text:p text:style-name="P36">Raport från en växel. Följande rapporter är definierade:</text:p>
            <text:p text:style-name="P36"><text:s text:c="2"/>thrown <text:s/>= Växeln ligger i avvikande läge</text:p>
            <text:p text:style-name="P36"><text:s text:c="2"/>closed <text:s/>= Växeln ligger i rakt läge</text:p>
            <text:p text:style-name="P36"><text:s text:c="2"/><text:span text:style-name="T17">changing <text:s/>= Växeln har påbörjat omläggning.</text:span></text:p>
            <text:p text:style-name="P36"/>
            <text:p text:style-name="P36">Kommande <text:span text:style-name="T17">definitier på förslag:</text:span></text:p>
            <text:p text:style-name="P36"><text:s text:c="2"/><text:span text:style-name="T17">locked <text:s/>= Växeln är låst och kan inte läggas om</text:span></text:p>
            <text:p text:style-name="P36"><text:s text:c="2"/><text:span text:style-name="T17">inroute=123 <text:s/>= Växeln ingår just nu i tågväg 123</text:span></text:p>
            <text:p text:style-name="P36"/>
          </table:table-cell>
        </table:table-row>
        <table:table-row>
          <table:table-cell table:style-name="Table2.A2" office:value-type="string">
            <text:p text:style-name="P15"><text:s text:c="2"/><text:span text:style-name="T17">rep/b/</text:span></text:p>
          </table:table-cell>
          <table:table-cell table:style-name="Table2.B2" office:value-type="string">
            <text:p text:style-name="P37">Rapport från en strömbrytare/knapp/annan manuell kontroll. Följande rapporter är definierade:</text:p>
            <text:p text:style-name="P37"><text:s text:c="2"/>activated <text:s/>= knappen <text:span text:style-name="T22">tryckes </text:span>ned</text:p>
            <text:p text:style-name="P37"><text:s text:c="2"/>deactiva<text:span text:style-name="T22">t</text:span>ed <text:s/>= knappen <text:span text:style-name="T22">s</text:span>läpp<text:span text:style-name="T22">es upp</text:span></text:p>
            <text:p text:style-name="P37"/>
          </table:table-cell>
        </table:table-row>
        <table:table-row>
          <table:table-cell table:style-name="Table2.A2" office:value-type="string">
            <text:p text:style-name="P15"><text:s text:c="2"/><text:span text:style-name="T17">rep/o/</text:span></text:p>
          </table:table-cell>
          <table:table-cell table:style-name="Table2.B2" office:value-type="string">
            <text:p text:style-name="P37">Rapport från en utgång. Följande rapporter är definierade:</text:p>
            <text:p text:style-name="P37"><text:s text:c="2"/>activated <text:s/>= utgången aktiverades</text:p>
            <text:p text:style-name="P37"><text:s text:c="2"/>deactivated <text:s/>= utgången avaktiverades</text:p>
          </table:table-cell>
        </table:table-row>
      </table:table>
      <text:p text:style-name="P11"/>
      <text:p text:style-name="P22">Exempel 1, Växel nr 141 på station vxs lägger om<text:line-break/> <text:s/>clees/vxs/rep/t/141 <text:s text:c="2"/>msg=changing</text:p>
      <text:p text:style-name="P22">Exempel 2, Knapp v233 på station aab nedtrycktes<text:line-break/> <text:s/>clees/aab/rep/b/v233 <text:s text:c="2"/>msg=activated</text:p>
      <text:p text:style-name="P22">Exempel 3, Kommando för att rakställa växel infart på station dba<text:line-break/> <text:s/>clees/dba/cmd/t/infart <text:s text:c="2"/>msg=clo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d4b6" officeooo:paragraph-rsid="0018d4b6"/>
    </style:style>
    <style:style style:name="MT1" style:family="text">
      <style:text-properties officeooo:rsid="008910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LEES System </text:span><text:tab/><text:tab/><text:page-number text:select-page="current">5</text:page-number></text:p>
      </style:header>
      <style:header-first>
        <text:p text:style-name="Header_20_left"/>
      </style:header-first>
      <style:footer>
        <text:p text:style-name="Footer"/>
      </style:footer>
      <style:footer-first>
        <text:p text:style-name="MP1">Controll your Layout using Ethernet and Easy Scripts =&gt; CLEES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21M59S</meta:editing-duration>
    <meta:editing-cycles>84</meta:editing-cycles>
    <meta:generator>LibreOffice/5.4.2.2$Windows_X86_64 LibreOffice_project/22b09f6418e8c2d508a9eaf86b2399209b0990f4</meta:generator>
    <dc:date>2018-10-14T13:33:21.917000000</dc:date>
    <dc:creator>Tomas Lannestedt</dc:creator>
    <meta:printed-by>Tomas Lannestedt</meta:printed-by>
    <meta:print-date>2018-10-14T13:19:44.077000000</meta:print-date>
    <meta:document-statistic meta:table-count="2" meta:image-count="0" meta:object-count="0" meta:page-count="5" meta:paragraph-count="97" meta:word-count="574" meta:character-count="4000" meta:non-whitespace-character-count="3405"/>
    <meta:user-defined meta:name="Info 1"/>
    <meta:user-defined meta:name="Info 2"/>
    <meta:user-defined meta:name="Info 3"/>
    <meta:user-defined meta:name="Info 4"/>
  </office:meta>
</office:document-meta>
</file>